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ise Voltage</text:p>
          </table:table-cell>
          <table:table-cell office:value-type="string" calcext:value-type="string">
            <text:p>Error R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33" calcext:value-type="float">
            <text:p>0.88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567" calcext:value-type="float">
            <text:p>1.3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04" calcext:value-type="float">
            <text:p>17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.46" calcext:value-type="float">
            <text:p>79.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69" calcext:value-type="float">
            <text:p>91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.16" calcext:value-type="float">
            <text:p>95.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2:12:10.049959619</meta:creation-date>
    <meta:editing-duration>PT3H4M44S</meta:editing-duration>
    <meta:editing-cycles>2</meta:editing-cycles>
    <meta:generator>LibreOffice/7.3.7.2$Linux_X86_64 LibreOffice_project/30$Build-2</meta:generator>
    <dc:date>2024-07-01T15:27:24.467957158</dc:date>
    <meta:document-statistic meta:table-count="1" meta:cell-count="167" meta:object-count="0"/>
  </office:meta>
</office:document-meta>
</file>